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8.3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42mm"/>
    </style:style>
    <style:style style:name="co5" style:family="table-column">
      <style:table-column-properties fo:break-before="auto" style:column-width="61.37mm"/>
    </style:style>
    <style:style style:name="co7" style:family="table-column">
      <style:table-column-properties fo:break-before="auto" style:column-width="26.25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9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66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9999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/>
      <style:text-properties fo:color="#0066ff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none" fo:border-right="none" fo:border-top="2.49pt solid #000000" style:vertical-align="middle"/>
      <style:paragraph-properties fo:text-align="center"/>
      <style:text-properties fo:color="#0066ff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66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ff0066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name="https://backend.stella.prod.fleetbird.de/assets/487f5e46/gridview/view.png" draw:style-name="gr1" draw:text-style-name="P1" svg:width="4.22mm" svg:height="4.22mm" svg:x="0mm" svg:y="1765.58mm">
            <draw:image xlink:href="https://backend.stella.prod.fleetbird.de/assets/487f5e46/gridview/view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ce18"/>
        <table:table-column table:style-name="co5" table:default-cell-style-name="ce18"/>
        <table:table-column table:style-name="co7" table:default-cell-style-name="ce18"/>
        <table:table-column table:style-name="co3" table:number-columns-repeated="1009" table:default-cell-style-name="Default"/>
        <table:table-row table:style-name="ro3">
          <table:table-cell table:style-name="ce1" table:number-columns-repeated="2"/>
          <table:table-cell table:style-name="ce1" office:value-type="string" calcext:value-type="string">
            <text:p>Gesing</text:p>
          </table:table-cell>
          <table:table-cell table:style-name="ce1" office:value-type="string" calcext:value-type="string">
            <text:p>Papke</text:p>
          </table:table-cell>
          <table:table-cell table:style-name="ce1" office:value-type="string" calcext:value-type="string">
            <text:p>Stanz</text:p>
          </table:table-cell>
          <table:table-cell table:style-name="ce1" office:value-type="string" calcext:value-type="string">
            <text:p>Diessner</text:p>
          </table:table-cell>
          <table:table-cell table:style-name="ce1" office:value-type="string" calcext:value-type="string">
            <text:p>Tonn</text:p>
          </table:table-cell>
          <table:table-cell table:style-name="ce1" office:value-type="string" calcext:value-type="string">
            <text:p>Rusch</text:p>
          </table:table-cell>
          <table:table-cell table:number-columns-repeated="4"/>
          <table:table-cell table:style-name="ce17" office:value-type="string" calcext:value-type="string">
            <text:p>Gesamtzahl Kontakte ab 27.03</text:p>
          </table:table-cell>
          <table:table-cell table:style-name="ce17" office:value-type="string" calcext:value-type="string">
            <text:p>Gesamtzahl Termine ab 27.03</text:p>
          </table:table-cell>
          <table:table-cell table:style-name="ce17" office:value-type="string" calcext:value-type="string">
            <text:p>Quote %</text:p>
          </table:table-cell>
          <table:table-cell table:number-columns-repeated="1009"/>
        </table:table-row>
        <table:table-row table:style-name="ro3">
          <table:table-cell table:style-name="ce1" table:number-columns-repeated="8"/>
          <table:table-cell table:number-columns-repeated="4"/>
          <table:table-cell table:style-name="ce17" table:formula="of:=SUM([.J57:.J1048576])" office:value-type="float" office:value="4874" calcext:value-type="float">
            <text:p>4874</text:p>
          </table:table-cell>
          <table:table-cell table:style-name="ce17" table:formula="of:=SUM([.K57:.K1048576])" office:value-type="float" office:value="2095" calcext:value-type="float">
            <text:p>2095</text:p>
          </table:table-cell>
          <table:table-cell table:style-name="ce17" table:formula="of:=([.N2]/[.M2])*100" office:value-type="float" office:value="42.98317603611" calcext:value-type="float">
            <text:p>42,98</text:p>
          </table:table-cell>
          <table:table-cell table:number-columns-repeated="1009"/>
        </table:table-row>
        <table:table-row table:style-name="ro3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2" office:value-type="date" office:date-value="2017-03-02" calcext:value-type="date">
            <text:p>Do 02.03.17</text:p>
          </table:table-cell>
          <table:table-cell table:style-name="ce6" office:value-type="string" calcext:value-type="string">
            <text:p>Anruf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13" table:formula="of:=SUM([.C4:.H4])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2" calcext:value-type="date">
            <text:p>Do 02.03.17</text:p>
          </table:table-cell>
          <table:table-cell table:style-name="ce1" office:value-type="string" calcext:value-type="string">
            <text:p>Termi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3" table:formula="of:=SUM([.C5:.H5])"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3" calcext:value-type="date">
            <text:p>Fr 03.03.17</text:p>
          </table:table-cell>
          <table:table-cell table:style-name="ce7" office:value-type="string" calcext:value-type="string">
            <text:p>Anruf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3"/>
          <table:table-cell table:style-name="ce13" table:formula="of:=SUM([.C6:.H6])" office:value-type="float" office:value="36" calcext:value-type="float">
            <text:p>36</text:p>
          </table:table-cell>
          <table:table-cell table:style-name="ce13" table:number-columns-repeated="2"/>
          <table:table-cell table:style-name="ce15"/>
          <table:table-cell table:style-name="ce19" table:number-columns-repeated="3"/>
          <table:table-cell table:style-name="ce15" table:number-columns-repeated="1009"/>
        </table:table-row>
        <table:table-row table:style-name="ro3">
          <table:table-cell table:style-name="ce2" office:value-type="date" office:date-value="2017-03-03" calcext:value-type="date">
            <text:p>Fr 03.03.17</text:p>
          </table:table-cell>
          <table:table-cell table:style-name="ce1" office:value-type="string" calcext:value-type="string">
            <text:p>Termi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table:style-name="ce13" table:formula="of:=SUM([.C7:.H7])" office:value-type="float" office:value="26" calcext:value-type="float">
            <text:p>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1"/>
          <table:table-cell table:style-name="ce10" table:number-columns-repeated="6"/>
          <table:table-cell table:style-name="ce13" table:number-columns-repeated="3"/>
          <table:table-cell table:number-columns-repeated="1013"/>
        </table:table-row>
        <table:table-row table:style-name="ro3">
          <table:table-cell table:style-name="ce3" office:value-type="string" calcext:value-type="string">
            <text:p>Summe KW Anrufe</text:p>
          </table:table-cell>
          <table:table-cell table:style-name="ce1"/>
          <table:table-cell table:style-name="ce10" table:number-columns-repeated="6"/>
          <table:table-cell/>
          <table:table-cell table:formula="of:=SUM([.I4];[.I6])" office:value-type="float" office:value="47" calcext:value-type="float">
            <text:p>47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Summe KW Termine</text:p>
          </table:table-cell>
          <table:table-cell table:style-name="ce1"/>
          <table:table-cell table:style-name="ce10" table:number-columns-repeated="6"/>
          <table:table-cell table:number-columns-repeated="2"/>
          <table:table-cell table:formula="of:=SUM([.I5];[.I7])" office:value-type="float" office:value="36" calcext:value-type="float">
            <text:p>36</text:p>
          </table:table-cell>
          <table:table-cell table:number-columns-repeated="1013"/>
        </table:table-row>
        <table:table-row table:style-name="ro3">
          <table:table-cell table:style-name="ce2"/>
          <table:table-cell table:style-name="ce1"/>
          <table:table-cell table:style-name="ce10" table:number-columns-repeated="6"/>
          <table:table-cell table:style-name="ce13" table:number-columns-repeated="3"/>
          <table:table-cell table:number-columns-repeated="1013"/>
        </table:table-row>
        <table:table-row table:style-name="ro3">
          <table:table-cell table:style-name="ce4"/>
          <table:table-cell table:style-name="ce1"/>
          <table:table-cell table:style-name="ce10" table:number-columns-repeated="6"/>
          <table:table-cell table:style-name="ce13" table:number-columns-repeated="3"/>
          <table:table-cell table:number-columns-repeated="1013"/>
        </table:table-row>
        <table:table-row table:style-name="ro3">
          <table:table-cell table:style-name="ce2" office:value-type="date" office:date-value="2017-03-06" calcext:value-type="date">
            <text:p>Mo 06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number-columns-repeated="3"/>
          <table:table-cell table:style-name="ce13" table:formula="of:=SUM([.C13:.H13])" office:value-type="float" office:value="43" calcext:value-type="float">
            <text:p>4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6" calcext:value-type="date">
            <text:p>Mo 06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number-columns-repeated="3"/>
          <table:table-cell table:style-name="ce13" table:formula="of:=SUM([.C14:.H14])" office:value-type="float" office:value="34" calcext:value-type="float">
            <text:p>3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7" calcext:value-type="date">
            <text:p>Di 07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number-columns-repeated="3"/>
          <table:table-cell table:style-name="ce13" table:formula="of:=SUM([.C15:.H15])" office:value-type="float" office:value="42" calcext:value-type="float">
            <text:p>4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7" calcext:value-type="date">
            <text:p>Di 07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3"/>
          <table:table-cell table:style-name="ce13" table:formula="of:=SUM([.C16:.H16])" office:value-type="float" office:value="37" calcext:value-type="float">
            <text:p>3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8" calcext:value-type="date">
            <text:p>Mi 08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3"/>
          <table:table-cell table:style-name="ce13" table:formula="of:=SUM([.C17:.H17])" office:value-type="float" office:value="25" calcext:value-type="float">
            <text:p>2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8" calcext:value-type="date">
            <text:p>Mi 08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3"/>
          <table:table-cell table:style-name="ce13" table:formula="of:=SUM([.C18:.H18])" office:value-type="float" office:value="36" calcext:value-type="float">
            <text:p>3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9" calcext:value-type="date">
            <text:p>Do 09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number-columns-repeated="3"/>
          <table:table-cell table:style-name="ce13" table:formula="of:=SUM([.C19:.H19])" office:value-type="float" office:value="44" calcext:value-type="float">
            <text:p>4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09" calcext:value-type="date">
            <text:p>Do 09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table:style-name="ce13" table:formula="of:=SUM([.C20:.H20])" office:value-type="float" office:value="34" calcext:value-type="float">
            <text:p>3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0" calcext:value-type="date">
            <text:p>Fr 10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number-columns-repeated="3"/>
          <table:table-cell table:style-name="ce13" table:formula="of:=SUM([.C21:.H21])" office:value-type="float" office:value="46" calcext:value-type="float">
            <text:p>4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0" calcext:value-type="date">
            <text:p>Fr 10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3"/>
          <table:table-cell table:style-name="ce13" table:formula="of:=SUM([.C22:.H22])" office:value-type="float" office:value="51" calcext:value-type="float">
            <text:p>5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1"/>
          <table:table-cell table:style-name="ce10" table:number-columns-repeated="6"/>
          <table:table-cell table:style-name="ce13" table:number-columns-repeated="3"/>
          <table:table-cell table:number-columns-repeated="1013"/>
        </table:table-row>
        <table:table-row table:style-name="ro3">
          <table:table-cell table:style-name="ce3" office:value-type="string" calcext:value-type="string">
            <text:p>Summe KW Anrufe</text:p>
          </table:table-cell>
          <table:table-cell table:style-name="ce1"/>
          <table:table-cell table:style-name="ce10" table:number-columns-repeated="6"/>
          <table:table-cell/>
          <table:table-cell table:formula="of:=SUM([.I14];[.I16];[.I18];[.I20];[.I22])" office:value-type="float" office:value="192" calcext:value-type="float">
            <text:p>192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Summe KW Termine</text:p>
          </table:table-cell>
          <table:table-cell table:style-name="ce1"/>
          <table:table-cell table:style-name="ce10" table:number-columns-repeated="6"/>
          <table:table-cell table:number-columns-repeated="2"/>
          <table:table-cell table:formula="of:=SUM([.I13];[.I15];[.I17];[.I19];[.I21])" office:value-type="float" office:value="200" calcext:value-type="float">
            <text:p>200</text:p>
          </table:table-cell>
          <table:table-cell table:number-columns-repeated="1013"/>
        </table:table-row>
        <table:table-row table:style-name="ro3">
          <table:table-cell table:style-name="ce4"/>
          <table:table-cell table:style-name="ce1"/>
          <table:table-cell table:style-name="ce10" table:number-columns-repeated="6"/>
          <table:table-cell table:style-name="ce13" table:number-columns-repeated="3"/>
          <table:table-cell table:number-columns-repeated="1013"/>
        </table:table-row>
        <table:table-row table:style-name="ro3">
          <table:table-cell table:style-name="ce2" office:value-type="date" office:date-value="2017-03-13" calcext:value-type="date">
            <text:p>Mo 13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number-columns-repeated="3"/>
          <table:table-cell table:style-name="ce13" table:formula="of:=SUM([.C27:.H27])" office:value-type="float" office:value="69" calcext:value-type="float">
            <text:p>6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3" calcext:value-type="date">
            <text:p>Mo 13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table:style-name="ce13" table:formula="of:=SUM([.C28:.H28])" office:value-type="float" office:value="62" calcext:value-type="float">
            <text:p>6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4" calcext:value-type="date">
            <text:p>Di 14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8" calcext:value-type="float">
            <text:p>28</text:p>
          </table:table-cell>
          <table:table-cell table:style-name="ce11" table:number-columns-repeated="3"/>
          <table:table-cell table:style-name="ce13" table:formula="of:=SUM([.C29:.H29])" office:value-type="float" office:value="58" calcext:value-type="float">
            <text:p>5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4" calcext:value-type="date">
            <text:p>Di 14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table:style-name="ce13" table:formula="of:=SUM([.C30:.H30])" office:value-type="float" office:value="48" calcext:value-type="float">
            <text:p>4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5" calcext:value-type="date">
            <text:p>Mi 15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3"/>
          <table:table-cell table:style-name="ce13" table:formula="of:=SUM([.C31:.H31])" office:value-type="float" office:value="40" calcext:value-type="float">
            <text:p>4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5" calcext:value-type="date">
            <text:p>Mi 15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number-columns-repeated="3"/>
          <table:table-cell table:style-name="ce13" table:formula="of:=SUM([.C32:.H32])" office:value-type="float" office:value="45" calcext:value-type="float">
            <text:p>4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6" calcext:value-type="date">
            <text:p>Do 16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number-columns-repeated="3"/>
          <table:table-cell table:style-name="ce13" table:formula="of:=SUM([.C33:.H33])" office:value-type="float" office:value="42" calcext:value-type="float">
            <text:p>4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6" calcext:value-type="date">
            <text:p>Do 16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3"/>
          <table:table-cell table:style-name="ce13" table:formula="of:=SUM([.C34:.H34])" office:value-type="float" office:value="38" calcext:value-type="float">
            <text:p>3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7" calcext:value-type="date">
            <text:p>Fr 17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number-columns-repeated="3"/>
          <table:table-cell table:style-name="ce13" table:formula="of:=SUM([.C35:.H35])" office:value-type="float" office:value="40" calcext:value-type="float">
            <text:p>4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17" calcext:value-type="date">
            <text:p>Fr 17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3"/>
          <table:table-cell table:style-name="ce13" table:formula="of:=SUM([.C36:.H36])" office:value-type="float" office:value="53" calcext:value-type="float">
            <text:p>53</text:p>
          </table:table-cell>
          <table:table-cell table:style-name="ce13" table:number-columns-repeated="2"/>
          <table:table-cell table:number-columns-repeated="1013"/>
        </table:table-row>
        <table:table-row table:style-name="ro3" table:number-rows-repeated="2">
          <table:table-cell table:style-name="ce2"/>
          <table:table-cell table:style-name="ce1"/>
          <table:table-cell table:style-name="ce10" table:number-columns-repeated="6"/>
          <table:table-cell table:style-name="ce13" table:number-columns-repeated="3"/>
          <table:table-cell table:number-columns-repeated="1013"/>
        </table:table-row>
        <table:table-row table:style-name="ro3">
          <table:table-cell table:style-name="ce3" office:value-type="string" calcext:value-type="string">
            <text:p>Summe KW12 Anrufe</text:p>
          </table:table-cell>
          <table:table-cell table:style-name="ce1"/>
          <table:table-cell table:style-name="ce10" table:number-columns-repeated="6"/>
          <table:table-cell/>
          <table:table-cell table:formula="of:=SUM([.I29];[.I31];[.I33];[.I35];[.I37])" office:value-type="float" office:value="180" calcext:value-type="float">
            <text:p>180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Summe KW12 Termine</text:p>
          </table:table-cell>
          <table:table-cell table:style-name="ce1"/>
          <table:table-cell table:style-name="ce10" table:number-columns-repeated="6"/>
          <table:table-cell table:number-columns-repeated="2"/>
          <table:table-cell table:formula="of:=SUM([.I28];[.I30];[.I32];[.I34];[.I36])" office:value-type="float" office:value="246" calcext:value-type="float">
            <text:p>246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1"/>
          <table:table-cell table:style-name="ce10" table:number-columns-repeated="6"/>
          <table:table-cell table:number-columns-repeated="1016"/>
        </table:table-row>
        <table:table-row table:style-name="ro3">
          <table:table-cell table:style-name="ce2" office:value-type="date" office:date-value="2017-03-20" calcext:value-type="date">
            <text:p>Mo 20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number-columns-repeated="3"/>
          <table:table-cell table:style-name="ce13" table:formula="of:=SUM([.C42:.H42])" office:value-type="float" office:value="43" calcext:value-type="float">
            <text:p>4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0" calcext:value-type="date">
            <text:p>Mo 20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table:style-name="ce13" table:formula="of:=SUM([.C43:.H43])" office:value-type="float" office:value="33" calcext:value-type="float">
            <text:p>3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1" calcext:value-type="date">
            <text:p>Di 21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number-columns-repeated="3"/>
          <table:table-cell table:style-name="ce13" table:formula="of:=SUM([.C44:.H44])" office:value-type="float" office:value="27" calcext:value-type="float">
            <text:p>2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1" calcext:value-type="date">
            <text:p>Di 21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0" table:number-columns-repeated="3"/>
          <table:table-cell table:style-name="ce13" table:formula="of:=SUM([.C45:.H45])" office:value-type="float" office:value="26" calcext:value-type="float">
            <text:p>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2" calcext:value-type="date">
            <text:p>Mi 22.03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number-columns-repeated="3"/>
          <table:table-cell table:style-name="ce13" table:formula="of:=SUM([.C46:.H46])" office:value-type="float" office:value="9" calcext:value-type="float">
            <text:p>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2" calcext:value-type="date">
            <text:p>Mi 22.03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number-columns-repeated="3"/>
          <table:table-cell table:style-name="ce13" table:formula="of:=SUM([.C47:.H47])" office:value-type="float" office:value="18" calcext:value-type="float">
            <text:p>1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5" office:value-type="date" office:date-value="2017-03-23" calcext:value-type="date">
            <text:p>Do 23.03.17</text:p>
          </table:table-cell>
          <table:table-cell table:style-name="ce8" office:value-type="string" calcext:value-type="string">
            <text:p>Termi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3"/>
          <table:table-cell table:style-name="ce13" table:formula="of:=SUM([.C48:.H48])" office:value-type="float" office:value="13" calcext:value-type="float">
            <text:p>13</text:p>
          </table:table-cell>
          <table:table-cell table:style-name="ce14" table:number-columns-repeated="2"/>
          <table:table-cell table:style-name="ce16" office:value-type="string" calcext:value-type="string">
            <text:p>Ab hier: jeder Termin + Anrufversuch</text:p>
          </table:table-cell>
          <table:table-cell table:style-name="ce20" table:number-columns-repeated="3"/>
          <table:table-cell table:style-name="ce16" table:number-columns-repeated="1009"/>
        </table:table-row>
        <table:table-row table:style-name="ro3">
          <table:table-cell table:style-name="ce2" office:value-type="date" office:date-value="2017-03-23" calcext:value-type="date">
            <text:p>Do 23.03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number-columns-repeated="3"/>
          <table:table-cell table:style-name="ce13" table:formula="of:=SUM([.C49:.H49])" office:value-type="float" office:value="19" calcext:value-type="float">
            <text:p>1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4" calcext:value-type="date">
            <text:p>Fr 24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number-columns-repeated="3"/>
          <table:table-cell table:style-name="ce13" table:formula="of:=SUM([.C50:.H50])" office:value-type="float" office:value="27" calcext:value-type="float">
            <text:p>2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4" calcext:value-type="date">
            <text:p>Fr 24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number-columns-repeated="3"/>
          <table:table-cell table:style-name="ce13" table:formula="of:=SUM([.C51:.H51])" office:value-type="float" office:value="50" calcext:value-type="float">
            <text:p>5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4"/>
          <table:table-cell table:style-name="ce1"/>
          <table:table-cell table:style-name="ce10" table:number-columns-repeated="6"/>
          <table:table-cell table:style-name="ce13" table:number-columns-repeated="3"/>
          <table:table-cell table:number-columns-repeated="1013"/>
        </table:table-row>
        <table:table-row table:style-name="ro3">
          <table:table-cell table:style-name="ce3" office:value-type="string" calcext:value-type="string">
            <text:p>Summe KW12 Anrufe</text:p>
          </table:table-cell>
          <table:table-cell table:style-name="ce1"/>
          <table:table-cell table:style-name="ce10" table:number-columns-repeated="6"/>
          <table:table-cell/>
          <table:table-cell table:formula="of:=SUM([.I43];[.I45];[.I47];[.I49];[.I51])" office:value-type="float" office:value="146" calcext:value-type="float">
            <text:p>146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Summe KW12 Termine</text:p>
          </table:table-cell>
          <table:table-cell table:style-name="ce1"/>
          <table:table-cell table:style-name="ce10" table:number-columns-repeated="6"/>
          <table:table-cell table:number-columns-repeated="2"/>
          <table:table-cell table:formula="of:=SUM([.I42];[.I44];[.I46];[.I48];[.I50])" office:value-type="float" office:value="119" calcext:value-type="float">
            <text:p>119</text:p>
          </table:table-cell>
          <table:table-cell table:number-columns-repeated="1013"/>
        </table:table-row>
        <table:table-row table:style-name="ro3" table:number-rows-repeated="2">
          <table:table-cell table:style-name="ce4"/>
          <table:table-cell table:style-name="ce1"/>
          <table:table-cell table:style-name="ce10" table:number-columns-repeated="6"/>
          <table:table-cell table:style-name="ce13" table:number-columns-repeated="3"/>
          <table:table-cell table:number-columns-repeated="1013"/>
        </table:table-row>
        <table:table-row table:style-name="ro3">
          <table:table-cell table:style-name="ce2" office:value-type="date" office:date-value="2017-03-27" calcext:value-type="date">
            <text:p>Mo 27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3"/>
          <table:table-cell table:style-name="ce13" table:formula="of:=SUM([.C57:.H57])" office:value-type="float" office:value="26" calcext:value-type="float">
            <text:p>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7" calcext:value-type="date">
            <text:p>Mo 27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" calcext:value-type="float">
            <text:p>49</text:p>
          </table:table-cell>
          <table:table-cell table:style-name="ce10" table:number-columns-repeated="3"/>
          <table:table-cell table:style-name="ce13" table:formula="of:=SUM([.C58:.H58])" office:value-type="float" office:value="50" calcext:value-type="float">
            <text:p>5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8" calcext:value-type="date">
            <text:p>Di 28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1" table:number-columns-repeated="3"/>
          <table:table-cell table:style-name="ce13" table:formula="of:=SUM([.C59:.H59])" office:value-type="float" office:value="27" calcext:value-type="float">
            <text:p>2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8" calcext:value-type="date">
            <text:p>Di 28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38" calcext:value-type="float">
            <text:p>38</text:p>
          </table:table-cell>
          <table:table-cell table:style-name="ce10" table:number-columns-repeated="3"/>
          <table:table-cell table:style-name="ce13" table:formula="of:=SUM([.C60:.H60])" office:value-type="float" office:value="44" calcext:value-type="float">
            <text:p>44</text:p>
          </table:table-cell>
          <table:table-cell table:style-name="ce13" table:number-columns-repeated="2"/>
          <table:table-cell/>
          <table:table-cell office:value-type="string" calcext:value-type="string">
            <text:p>Gesing 2* vergessen Anruf einzutragen</text:p>
          </table:table-cell>
          <table:table-cell table:number-columns-repeated="2"/>
          <table:table-cell office:value-type="string" calcext:value-type="string">
            <text:p>Stanz: dringende anf. + Anschreiben (4*)</text:p>
          </table:table-cell>
          <table:table-cell table:number-columns-repeated="1008"/>
        </table:table-row>
        <table:table-row table:style-name="ro3">
          <table:table-cell table:style-name="ce2" office:value-type="date" office:date-value="2017-03-29" calcext:value-type="date">
            <text:p>Mi 29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table:number-columns-repeated="3"/>
          <table:table-cell table:style-name="ce13" table:formula="of:=SUM([.C61:.H61])" office:value-type="float" office:value="25" calcext:value-type="float">
            <text:p>2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29" calcext:value-type="date">
            <text:p>Mi 29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47" calcext:value-type="float">
            <text:p>47</text:p>
          </table:table-cell>
          <table:table-cell table:style-name="ce10" table:number-columns-repeated="3"/>
          <table:table-cell table:style-name="ce13" table:formula="of:=SUM([.C62:.H62])" office:value-type="float" office:value="54" calcext:value-type="float">
            <text:p>5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30" calcext:value-type="date">
            <text:p>Do 30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table:number-columns-repeated="3"/>
          <table:table-cell table:style-name="ce13" table:formula="of:=SUM([.C63:.H63])" office:value-type="float" office:value="31" calcext:value-type="float">
            <text:p>3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30" calcext:value-type="date">
            <text:p>Do 30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50" calcext:value-type="float">
            <text:p>50</text:p>
          </table:table-cell>
          <table:table-cell table:style-name="ce10" table:number-columns-repeated="3"/>
          <table:table-cell table:style-name="ce13" table:formula="of:=SUM([.C64:.H64])" office:value-type="float" office:value="60" calcext:value-type="float">
            <text:p>6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31" calcext:value-type="date">
            <text:p>Fr 31.03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13" table:formula="of:=SUM([.C65:.H65])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3-31" calcext:value-type="date">
            <text:p>Fr 31.03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table:number-columns-repeated="3"/>
          <table:table-cell table:style-name="ce13" table:formula="of:=SUM([.C66:.H66])" office:value-type="float" office:value="28" calcext:value-type="float">
            <text:p>2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3 Anrufe</text:p>
          </table:table-cell>
          <table:table-cell table:number-columns-repeated="8"/>
          <table:table-cell table:formula="of:=SUM([.I58];[.I60];[.I62];[.I64];[.I66])" office:value-type="float" office:value="236" calcext:value-type="float">
            <text:p>23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13 Termine</text:p>
          </table:table-cell>
          <table:table-cell table:number-columns-repeated="9"/>
          <table:table-cell table:formula="of:=SUM([.I57];[.I59];[.I61];[.I63];[.I65])" office:value-type="float" office:value="120" calcext:value-type="float">
            <text:p>120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date" office:date-value="2017-04-03" calcext:value-type="date">
            <text:p>Mo 03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3"/>
          <table:table-cell table:style-name="ce13" table:formula="of:=SUM([.C72:.H72])" office:value-type="float" office:value="33" calcext:value-type="float">
            <text:p>3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3" calcext:value-type="date">
            <text:p>Mo 03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3"/>
          <table:table-cell table:style-name="ce13" table:formula="of:=SUM([.C73:.H73])" office:value-type="float" office:value="61" calcext:value-type="float">
            <text:p>6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4" calcext:value-type="date">
            <text:p>Di 04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number-columns-repeated="3"/>
          <table:table-cell table:style-name="ce13" table:formula="of:=SUM([.C74:.H74])" office:value-type="float" office:value="21" calcext:value-type="float">
            <text:p>2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4" calcext:value-type="date">
            <text:p>Di 04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3"/>
          <table:table-cell table:style-name="ce13" table:formula="of:=SUM([.C75:.H75])" office:value-type="float" office:value="54" calcext:value-type="float">
            <text:p>5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5" calcext:value-type="date">
            <text:p>Mi 05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number-columns-repeated="3"/>
          <table:table-cell table:style-name="ce13" table:formula="of:=SUM([.C76:.H76])" office:value-type="float" office:value="16" calcext:value-type="float">
            <text:p>1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5" calcext:value-type="date">
            <text:p>Mi 05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number-columns-repeated="3"/>
          <table:table-cell table:style-name="ce13" table:formula="of:=SUM([.C77:.H77])" office:value-type="float" office:value="50" calcext:value-type="float">
            <text:p>5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6" calcext:value-type="date">
            <text:p>Do 06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number-columns-repeated="3"/>
          <table:table-cell table:style-name="ce13" table:formula="of:=SUM([.C78:.H78])" office:value-type="float" office:value="14" calcext:value-type="float">
            <text:p>1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6" calcext:value-type="date">
            <text:p>Do 06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3"/>
          <table:table-cell table:style-name="ce13" table:formula="of:=SUM([.C79:.H79])" office:value-type="float" office:value="50" calcext:value-type="float">
            <text:p>5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7" calcext:value-type="date">
            <text:p>Fr 07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3"/>
          <table:table-cell table:style-name="ce13" table:formula="of:=SUM([.C80:.H80])" office:value-type="float" office:value="22" calcext:value-type="float">
            <text:p>2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07" calcext:value-type="date">
            <text:p>Fr 07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number-columns-repeated="3"/>
          <table:table-cell table:style-name="ce13" table:formula="of:=SUM([.C81:.H81])" office:value-type="float" office:value="52" calcext:value-type="float">
            <text:p>5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4 Anrufe</text:p>
          </table:table-cell>
          <table:table-cell table:number-columns-repeated="8"/>
          <table:table-cell table:formula="of:=SUM([.I73];[.I75];[.I77];[.I79];[.I81])" office:value-type="float" office:value="267" calcext:value-type="float">
            <text:p>26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14 Termine</text:p>
          </table:table-cell>
          <table:table-cell table:number-columns-repeated="9"/>
          <table:table-cell table:formula="of:=SUM([.I72];[.I74];[.I76];[.I78];[.I80])" office:value-type="float" office:value="106" calcext:value-type="float">
            <text:p>106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10" calcext:value-type="date">
            <text:p>Mo 10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number-columns-repeated="3"/>
          <table:table-cell table:style-name="ce13" table:formula="of:=SUM([.C86:.H86])" office:value-type="float" office:value="68" calcext:value-type="float">
            <text:p>6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0" calcext:value-type="date">
            <text:p>Mo 10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1" calcext:value-type="float">
            <text:p>41</text:p>
          </table:table-cell>
          <table:table-cell table:style-name="ce10" table:number-columns-repeated="3"/>
          <table:table-cell table:style-name="ce13" table:formula="of:=SUM([.C87:.H87])" office:value-type="float" office:value="126" calcext:value-type="float">
            <text:p>1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1" calcext:value-type="date">
            <text:p>Di 11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number-columns-repeated="3"/>
          <table:table-cell table:style-name="ce13" table:formula="of:=SUM([.C88:.H88])" office:value-type="float" office:value="31" calcext:value-type="float">
            <text:p>3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1" calcext:value-type="date">
            <text:p>Di 11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style-name="ce13" table:formula="of:=SUM([.C89:.H89])" office:value-type="float" office:value="80" calcext:value-type="float">
            <text:p>8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2" calcext:value-type="date">
            <text:p>Mi 12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number-columns-repeated="3"/>
          <table:table-cell table:style-name="ce13" table:formula="of:=SUM([.C90:.H90])" office:value-type="float" office:value="28" calcext:value-type="float">
            <text:p>2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2" calcext:value-type="date">
            <text:p>Mi 12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number-columns-repeated="3"/>
          <table:table-cell table:style-name="ce13" table:formula="of:=SUM([.C91:.H91])" office:value-type="float" office:value="54" calcext:value-type="float">
            <text:p>5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3" calcext:value-type="date">
            <text:p>Do 13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number-columns-repeated="3"/>
          <table:table-cell table:style-name="ce13" table:formula="of:=SUM([.C92:.H92])" office:value-type="float" office:value="15" calcext:value-type="float">
            <text:p>1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3" calcext:value-type="date">
            <text:p>Do 13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style-name="ce13" table:formula="of:=SUM([.C93:.H93])" office:value-type="float" office:value="54" calcext:value-type="float">
            <text:p>5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4" calcext:value-type="date">
            <text:p>Fr 14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94:.H94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4" calcext:value-type="date">
            <text:p>Fr 14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95:.H95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5 Anruf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mme KW 15 Termin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17" calcext:value-type="date">
            <text:p>Mo 17.04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string" calcext:value-type="string">
            <text:p>?</text:p>
          </table:table-cell>
          <table:table-cell table:style-name="ce11" table:number-columns-repeated="3"/>
          <table:table-cell table:style-name="ce13" table:formula="of:=SUM([.C100:.H100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7" calcext:value-type="date">
            <text:p>Mo 17.04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string" calcext:value-type="string">
            <text:p>?</text:p>
          </table:table-cell>
          <table:table-cell table:style-name="ce10" table:number-columns-repeated="3"/>
          <table:table-cell table:style-name="ce13" table:formula="of:=SUM([.C101:.H101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8" calcext:value-type="date">
            <text:p>Di 18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number-columns-repeated="3"/>
          <table:table-cell table:style-name="ce13" table:formula="of:=SUM([.C102:.H102])" office:value-type="float" office:value="43" calcext:value-type="float">
            <text:p>4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8" calcext:value-type="date">
            <text:p>Di 18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number-columns-repeated="3"/>
          <table:table-cell table:style-name="ce13" table:formula="of:=SUM([.C103:.H103])" office:value-type="float" office:value="100" calcext:value-type="float">
            <text:p>10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9" calcext:value-type="date">
            <text:p>Mi 19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3"/>
          <table:table-cell table:style-name="ce13" table:formula="of:=SUM([.C104:.H104])" office:value-type="float" office:value="38" calcext:value-type="float">
            <text:p>3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19" calcext:value-type="date">
            <text:p>Mi 19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number-columns-repeated="3"/>
          <table:table-cell table:style-name="ce13" table:formula="of:=SUM([.C105:.H105])" office:value-type="float" office:value="98" calcext:value-type="float">
            <text:p>9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0" calcext:value-type="date">
            <text:p>Do 20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number-columns-repeated="3"/>
          <table:table-cell table:style-name="ce13" table:formula="of:=SUM([.C106:.H106])" office:value-type="float" office:value="26" calcext:value-type="float">
            <text:p>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0" calcext:value-type="date">
            <text:p>Do 20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number-columns-repeated="3"/>
          <table:table-cell table:style-name="ce13" table:formula="of:=SUM([.C107:.H107])" office:value-type="float" office:value="58" calcext:value-type="float">
            <text:p>5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1" calcext:value-type="date">
            <text:p>Fr 21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3"/>
          <table:table-cell table:style-name="ce13" table:formula="of:=SUM([.C108:.H108])" office:value-type="float" office:value="46" calcext:value-type="float">
            <text:p>4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1" calcext:value-type="date">
            <text:p>Fr 21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style-name="ce13" table:formula="of:=SUM([.C109:.H109])" office:value-type="float" office:value="95" calcext:value-type="float">
            <text:p>9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6 Anrufe</text:p>
          </table:table-cell>
          <table:table-cell table:number-columns-repeated="8"/>
          <table:table-cell table:formula="of:=SUM([.I101];[.I103];[.I105];[.I107];[.I109])" office:value-type="float" office:value="351" calcext:value-type="float">
            <text:p>35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16 Termine</text:p>
          </table:table-cell>
          <table:table-cell table:number-columns-repeated="9"/>
          <table:table-cell table:formula="of:=SUM([.I100];[.I102];[.I104];[.I106];[.I108])" office:value-type="float" office:value="153" calcext:value-type="float">
            <text:p>153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number-columns-repeated="3"/>
          <table:table-cell table:style-name="ce13" table:formula="of:=SUM([.C114:.H114])" office:value-type="float" office:value="27" calcext:value-type="float">
            <text:p>27</text:p>
          </table:table-cell>
          <table:table-cell table:style-name="ce13" table:number-columns-repeated="2"/>
          <table:table-cell office:value-type="string" calcext:value-type="string">
            <text:p>StanzTermine:</text:p>
          </table:table-cell>
          <table:table-cell table:formula="of:=SUM([.E114];[.E116];[.E118])" office:value-type="float" office:value="55" calcext:value-type="float">
            <text:p>55</text:p>
          </table:table-cell>
          <table:table-cell table:number-columns-repeated="1011"/>
        </table:table-row>
        <table:table-row table:style-name="ro3">
          <table:table-cell table:style-name="ce2" office:value-type="date" office:date-value="2017-04-24" calcext:value-type="date">
            <text:p>Mo 24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number-columns-repeated="3"/>
          <table:table-cell table:style-name="ce13" table:formula="of:=SUM([.C115:.H115])" office:value-type="float" office:value="52" calcext:value-type="float">
            <text:p>52</text:p>
          </table:table-cell>
          <table:table-cell table:style-name="ce13" table:number-columns-repeated="2"/>
          <table:table-cell office:value-type="string" calcext:value-type="string">
            <text:p>Stanz Anrufe:</text:p>
          </table:table-cell>
          <table:table-cell table:formula="of:=SUM([.E115];[.E117];[.E119])" office:value-type="float" office:value="116" calcext:value-type="float">
            <text:p>116</text:p>
          </table:table-cell>
          <table:table-cell table:number-columns-repeated="1011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3"/>
          <table:table-cell table:style-name="ce13" table:formula="of:=SUM([.C116:.H116])" office:value-type="float" office:value="19" calcext:value-type="float">
            <text:p>1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5" calcext:value-type="date">
            <text:p>Di 25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number-columns-repeated="3"/>
          <table:table-cell table:style-name="ce13" table:formula="of:=SUM([.C117:.H117])" office:value-type="float" office:value="53" calcext:value-type="float">
            <text:p>5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number-columns-repeated="3"/>
          <table:table-cell table:style-name="ce13" table:formula="of:=SUM([.C118:.H118])" office:value-type="float" office:value="23" calcext:value-type="float">
            <text:p>2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6" calcext:value-type="date">
            <text:p>Mi 26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number-columns-repeated="3"/>
          <table:table-cell table:style-name="ce13" table:formula="of:=SUM([.C119:.H119])" office:value-type="float" office:value="50" calcext:value-type="float">
            <text:p>5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20:.H120])" office:value-type="float" office:value="23" calcext:value-type="float">
            <text:p>2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7" calcext:value-type="date">
            <text:p>Do 27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21:.H121])" office:value-type="float" office:value="47" calcext:value-type="float">
            <text:p>4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22:.H122])" office:value-type="float" office:value="6" calcext:value-type="float">
            <text:p>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4-28" calcext:value-type="date">
            <text:p>Fr 28.04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23:.H123])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7 Anrufe</text:p>
          </table:table-cell>
          <table:table-cell table:number-columns-repeated="8"/>
          <table:table-cell table:formula="of:=SUM([.I115];[.I117];[.I119];[.I121];[.I123])" office:value-type="float" office:value="213" calcext:value-type="float">
            <text:p>21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17 Termine</text:p>
          </table:table-cell>
          <table:table-cell table:number-columns-repeated="9"/>
          <table:table-cell table:formula="of:=SUM([.I114];[.I116];[.I118];[.I120];[.I122])" office:value-type="float" office:value="98" calcext:value-type="float">
            <text:p>98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5-01" calcext:value-type="date">
            <text:p>Mo 01.05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28:.H128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1" calcext:value-type="date">
            <text:p>Mo 01.05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29:.H129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2" calcext:value-type="date">
            <text:p>Di 02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number-columns-repeated="3"/>
          <table:table-cell table:style-name="ce13" table:formula="of:=SUM([.C130:.H130])" office:value-type="float" office:value="14" calcext:value-type="float">
            <text:p>1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2" calcext:value-type="date">
            <text:p>Di 02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3"/>
          <table:table-cell table:style-name="ce13" table:formula="of:=SUM([.C131:.H131])" office:value-type="float" office:value="46" calcext:value-type="float">
            <text:p>4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3" calcext:value-type="date">
            <text:p>Mi 03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number-columns-repeated="3"/>
          <table:table-cell table:style-name="ce13" table:formula="of:=SUM([.C132:.H132])" office:value-type="float" office:value="21" calcext:value-type="float">
            <text:p>2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3" calcext:value-type="date">
            <text:p>Mi 03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3"/>
          <table:table-cell table:style-name="ce13" table:formula="of:=SUM([.C133:.H133])" office:value-type="float" office:value="52" calcext:value-type="float">
            <text:p>5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4" calcext:value-type="date">
            <text:p>Do 04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number-columns-repeated="3"/>
          <table:table-cell table:style-name="ce13" table:formula="of:=SUM([.C134:.H134])" office:value-type="float" office:value="23" calcext:value-type="float">
            <text:p>2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4" calcext:value-type="date">
            <text:p>Do 04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number-columns-repeated="3"/>
          <table:table-cell table:style-name="ce13" table:formula="of:=SUM([.C135:.H135])" office:value-type="float" office:value="49" calcext:value-type="float">
            <text:p>4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5" calcext:value-type="date">
            <text:p>Fr 05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36:.H136])" office:value-type="float" office:value="26" calcext:value-type="float">
            <text:p>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5" calcext:value-type="date">
            <text:p>Fr 05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37:.H137])" office:value-type="float" office:value="63" calcext:value-type="float">
            <text:p>6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8 Anrufe</text:p>
          </table:table-cell>
          <table:table-cell table:number-columns-repeated="8"/>
          <table:table-cell table:formula="of:=SUM([.I129];[.I131];[.I133];[.I135];[.I137])" office:value-type="float" office:value="210" calcext:value-type="float">
            <text:p>21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18 Termine</text:p>
          </table:table-cell>
          <table:table-cell table:number-columns-repeated="9"/>
          <table:table-cell table:formula="of:=SUM([.I128];[.I130];[.I132];[.I134];[.I136])" office:value-type="float" office:value="84" calcext:value-type="float">
            <text:p>84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5-08" calcext:value-type="date">
            <text:p>Mo 08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table:number-columns-repeated="3"/>
          <table:table-cell table:style-name="ce13" table:formula="of:=SUM([.C142:.H142])" office:value-type="float" office:value="32" calcext:value-type="float">
            <text:p>3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8" calcext:value-type="date">
            <text:p>Mo 08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number-columns-repeated="3"/>
          <table:table-cell table:style-name="ce13" table:formula="of:=SUM([.C143:.H143])" office:value-type="float" office:value="72" calcext:value-type="float">
            <text:p>7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9" calcext:value-type="date">
            <text:p>Di 09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44:.H144])" office:value-type="float" office:value="28" calcext:value-type="float">
            <text:p>2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09" calcext:value-type="date">
            <text:p>Di 09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45:.H145])" office:value-type="float" office:value="71" calcext:value-type="float">
            <text:p>7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0" calcext:value-type="date">
            <text:p>Mi 10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46:.H146])" office:value-type="float" office:value="21" calcext:value-type="float">
            <text:p>21</text:p>
          </table:table-cell>
          <table:table-cell table:style-name="ce13" table:number-columns-repeated="2"/>
          <table:table-cell/>
          <table:table-cell office:value-type="string" calcext:value-type="string">
            <text:p>Cedis-Ausfall halber Tag</text:p>
          </table:table-cell>
          <table:table-cell table:number-columns-repeated="1011"/>
        </table:table-row>
        <table:table-row table:style-name="ro3">
          <table:table-cell table:style-name="ce2" office:value-type="date" office:date-value="2017-05-10" calcext:value-type="date">
            <text:p>Mi 10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47:.H147])" office:value-type="float" office:value="68" calcext:value-type="float">
            <text:p>6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1" calcext:value-type="date">
            <text:p>Do 11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48:.H148])" office:value-type="float" office:value="12" calcext:value-type="float">
            <text:p>1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1" calcext:value-type="date">
            <text:p>Do 11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49:.H149])" office:value-type="float" office:value="35" calcext:value-type="float">
            <text:p>3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2" calcext:value-type="date">
            <text:p>Fr 12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50:.H150])" office:value-type="float" office:value="46" calcext:value-type="float">
            <text:p>4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2" calcext:value-type="date">
            <text:p>Fr 12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51:.H151])" office:value-type="float" office:value="90" calcext:value-type="float">
            <text:p>9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19 Anrufe</text:p>
          </table:table-cell>
          <table:table-cell table:number-columns-repeated="8"/>
          <table:table-cell table:formula="of:=SUM([.I143];[.I145];[.I147];[.I149];[.I151])" office:value-type="float" office:value="336" calcext:value-type="float">
            <text:p>33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19 Termine</text:p>
          </table:table-cell>
          <table:table-cell table:number-columns-repeated="9"/>
          <table:table-cell table:formula="of:=SUM([.I142];[.I144];[.I146];[.I148];[.I150])" office:value-type="float" office:value="139" calcext:value-type="float">
            <text:p>139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5-15" calcext:value-type="date">
            <text:p>Mo 15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number-columns-repeated="3"/>
          <table:table-cell table:style-name="ce13" table:formula="of:=SUM([.C156:.H156])" office:value-type="float" office:value="47" calcext:value-type="float">
            <text:p>4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5" calcext:value-type="date">
            <text:p>Mo 15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number-columns-repeated="3"/>
          <table:table-cell table:style-name="ce13" table:formula="of:=SUM([.C157:.H157])" office:value-type="float" office:value="98" calcext:value-type="float">
            <text:p>9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6" calcext:value-type="date">
            <text:p>Di 16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number-columns-repeated="3"/>
          <table:table-cell table:style-name="ce13" table:formula="of:=SUM([.C158:.H158])" office:value-type="float" office:value="31" calcext:value-type="float">
            <text:p>3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6" calcext:value-type="date">
            <text:p>Di 16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3"/>
          <table:table-cell table:style-name="ce13" table:formula="of:=SUM([.C159:.H159])" office:value-type="float" office:value="92" calcext:value-type="float">
            <text:p>9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7" calcext:value-type="date">
            <text:p>Mi 17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number-columns-repeated="3"/>
          <table:table-cell table:style-name="ce13" table:formula="of:=SUM([.C160:.H160])" office:value-type="float" office:value="29" calcext:value-type="float">
            <text:p>2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7" calcext:value-type="date">
            <text:p>Mi 17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31" calcext:value-type="float">
            <text:p>31</text:p>
          </table:table-cell>
          <table:table-cell table:style-name="ce10" table:number-columns-repeated="3"/>
          <table:table-cell table:style-name="ce13" table:formula="of:=SUM([.C161:.H161])" office:value-type="float" office:value="68" calcext:value-type="float">
            <text:p>6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8" calcext:value-type="date">
            <text:p>Do 18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number-columns-repeated="3"/>
          <table:table-cell table:style-name="ce13" table:formula="of:=SUM([.C162:.H162])" office:value-type="float" office:value="21" calcext:value-type="float">
            <text:p>2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8" calcext:value-type="date">
            <text:p>Do 18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number-columns-repeated="3"/>
          <table:table-cell table:style-name="ce13" table:formula="of:=SUM([.C163:.H163])" office:value-type="float" office:value="49" calcext:value-type="float">
            <text:p>4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9" calcext:value-type="date">
            <text:p>Fr 19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3"/>
          <table:table-cell table:style-name="ce13" table:formula="of:=SUM([.C164:.H164])" office:value-type="float" office:value="27" calcext:value-type="float">
            <text:p>2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19" calcext:value-type="date">
            <text:p>Fr 19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number-columns-repeated="3"/>
          <table:table-cell table:style-name="ce13" table:formula="of:=SUM([.C165:.H165])" office:value-type="float" office:value="72" calcext:value-type="float">
            <text:p>7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0 Anrufe</text:p>
          </table:table-cell>
          <table:table-cell table:number-columns-repeated="8"/>
          <table:table-cell table:formula="of:=SUM([.I157];[.I159];[.I161];[.I163];[.I165])" office:value-type="float" office:value="379" calcext:value-type="float">
            <text:p>37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0 Termine</text:p>
          </table:table-cell>
          <table:table-cell table:number-columns-repeated="9"/>
          <table:table-cell table:formula="of:=SUM([.I156];[.I158];[.I160];[.I162];[.I164])" office:value-type="float" office:value="155" calcext:value-type="float">
            <text:p>15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5-22" calcext:value-type="date">
            <text:p>Mo 22.05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number-columns-repeated="3"/>
          <table:table-cell table:style-name="ce13" table:formula="of:=SUM([.C170:.H170])" office:value-type="float" office:value="38" calcext:value-type="float">
            <text:p>3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2" calcext:value-type="date">
            <text:p>Mo 22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number-columns-repeated="3"/>
          <table:table-cell table:style-name="ce13" table:formula="of:=SUM([.C171:.H171])" office:value-type="float" office:value="104" calcext:value-type="float">
            <text:p>10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3" calcext:value-type="date">
            <text:p>Di 23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number-columns-repeated="3"/>
          <table:table-cell table:style-name="ce13" table:formula="of:=SUM([.C172:.H172])" office:value-type="float" office:value="57" calcext:value-type="float">
            <text:p>5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3" calcext:value-type="date">
            <text:p>Di 23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table:number-columns-repeated="3"/>
          <table:table-cell table:style-name="ce13" table:formula="of:=SUM([.C173:.H173])" office:value-type="float" office:value="121" calcext:value-type="float">
            <text:p>12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4" calcext:value-type="date">
            <text:p>Mi 24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74:.H174])" office:value-type="float" office:value="26" calcext:value-type="float">
            <text:p>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4" calcext:value-type="date">
            <text:p>Mi 24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75:.H175])" office:value-type="float" office:value="49" calcext:value-type="float">
            <text:p>4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5" calcext:value-type="date">
            <text:p>Do 25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76:.H176])" office:value-type="float" office:value="19" calcext:value-type="float">
            <text:p>1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5" calcext:value-type="date">
            <text:p>Do 25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77:.H177])" office:value-type="float" office:value="38" calcext:value-type="float">
            <text:p>3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6" calcext:value-type="date">
            <text:p>Fr 26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78:.H178])"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6" calcext:value-type="date">
            <text:p>Fr 26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79:.H179])" office:value-type="float" office:value="21" calcext:value-type="float">
            <text:p>2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1 Anrufe</text:p>
          </table:table-cell>
          <table:table-cell table:number-columns-repeated="8"/>
          <table:table-cell table:formula="of:=SUM([.I171];[.I173];[.I175];[.I177];[.I179])" office:value-type="float" office:value="333" calcext:value-type="float">
            <text:p>33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1 Termine</text:p>
          </table:table-cell>
          <table:table-cell table:number-columns-repeated="9"/>
          <table:table-cell table:formula="of:=SUM([.I170];[.I172];[.I174];[.I176];[.I178])" office:value-type="float" office:value="150" calcext:value-type="float">
            <text:p>15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5-29" calcext:value-type="date">
            <text:p>Mo 29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84:.H184])"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29" calcext:value-type="date">
            <text:p>Mo 29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85:.H185])" office:value-type="float" office:value="22" calcext:value-type="float">
            <text:p>2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30" calcext:value-type="date">
            <text:p>Di 30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86:.H186])"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30" calcext:value-type="date">
            <text:p>Di 30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87:.H187])" office:value-type="float" office:value="27" calcext:value-type="float">
            <text:p>2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31" calcext:value-type="date">
            <text:p>Mi 31.05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88:.H188])" office:value-type="float" office:value="16" calcext:value-type="float">
            <text:p>1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5-31" calcext:value-type="date">
            <text:p>Mi 31.05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89:.H189])" office:value-type="float" office:value="27" calcext:value-type="float">
            <text:p>2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1" calcext:value-type="date">
            <text:p>Do 01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90:.H190])"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1" calcext:value-type="date">
            <text:p>Do 01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91:.H191])" office:value-type="float" office:value="22" calcext:value-type="float">
            <text:p>2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2" calcext:value-type="date">
            <text:p>Fr 02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92:.H192])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2" calcext:value-type="date">
            <text:p>Fr 02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93:.H193])" office:value-type="float" office:value="20" calcext:value-type="float">
            <text:p>2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2 Anrufe</text:p>
          </table:table-cell>
          <table:table-cell table:number-columns-repeated="8"/>
          <table:table-cell table:formula="of:=SUM([.I185];[.I187];[.I189];[.I191];[.I193])" office:value-type="float" office:value="118" calcext:value-type="float">
            <text:p>11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2 Termine</text:p>
          </table:table-cell>
          <table:table-cell table:number-columns-repeated="9"/>
          <table:table-cell table:formula="of:=SUM([.I184];[.I186];[.I188];[.I190];[.I192])" office:value-type="float" office:value="57" calcext:value-type="float">
            <text:p>57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6-05" calcext:value-type="date">
            <text:p>Mo 05.06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198:.H198])" office:value-type="float" office:value="0" calcext:value-type="float">
            <text:p>0</text:p>
          </table:table-cell>
          <table:table-cell table:style-name="ce13" table:number-columns-repeated="2"/>
          <table:table-cell/>
          <table:table-cell office:value-type="string" calcext:value-type="string">
            <text:p>Feiertag</text:p>
          </table:table-cell>
          <table:table-cell table:number-columns-repeated="1011"/>
        </table:table-row>
        <table:table-row table:style-name="ro3">
          <table:table-cell table:style-name="ce2" office:value-type="date" office:date-value="2017-06-05" calcext:value-type="date">
            <text:p>Mo 05.06.17</text:p>
          </table:table-cell>
          <table:table-cell table:style-name="ce1" office:value-type="string" calcext:value-type="string">
            <text:p>Anruf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199:.H199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6" calcext:value-type="date">
            <text:p>Di 06.06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3" table:formula="of:=SUM([.C200:.H200])" office:value-type="float" office:value="4" calcext:value-type="float">
            <text:p>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6" calcext:value-type="date">
            <text:p>Di 06.06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3"/>
          <table:table-cell table:style-name="ce13" table:formula="of:=SUM([.C201:.H201])" office:value-type="float" office:value="15" calcext:value-type="float">
            <text:p>1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7" calcext:value-type="date">
            <text:p>Mi 07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number-columns-repeated="3"/>
          <table:table-cell table:style-name="ce13" table:formula="of:=SUM([.C202:.H202])" office:value-type="float" office:value="16" calcext:value-type="float">
            <text:p>1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7" calcext:value-type="date">
            <text:p>Mi 07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number-columns-repeated="3"/>
          <table:table-cell table:style-name="ce13" table:formula="of:=SUM([.C203:.H203])" office:value-type="float" office:value="35" calcext:value-type="float">
            <text:p>3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8" calcext:value-type="date">
            <text:p>Do 08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3"/>
          <table:table-cell table:style-name="ce13" table:formula="of:=SUM([.C204:.H204])" office:value-type="float" office:value="28" calcext:value-type="float">
            <text:p>2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8" calcext:value-type="date">
            <text:p>Do 08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number-columns-repeated="3"/>
          <table:table-cell table:style-name="ce13" table:formula="of:=SUM([.C205:.H205])" office:value-type="float" office:value="60" calcext:value-type="float">
            <text:p>6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9" calcext:value-type="date">
            <text:p>Fr 09.06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3" table:formula="of:=SUM([.C206:.H206])" office:value-type="float" office:value="13" calcext:value-type="float">
            <text:p>1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09" calcext:value-type="date">
            <text:p>Fr 09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3" table:formula="of:=SUM([.C207:.H207])" office:value-type="float" office:value="25" calcext:value-type="float">
            <text:p>2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3 Anrufe</text:p>
          </table:table-cell>
          <table:table-cell table:number-columns-repeated="8"/>
          <table:table-cell table:formula="of:=SUM([.I199];[.I201];[.I203];[.I205];[.I207])" office:value-type="float" office:value="135" calcext:value-type="float">
            <text:p>13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3 Termine</text:p>
          </table:table-cell>
          <table:table-cell table:number-columns-repeated="9"/>
          <table:table-cell table:formula="of:=SUM([.I198];[.I200];[.I202];[.I204];[.I206])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6-12" calcext:value-type="date">
            <text:p>Mo 12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3" table:formula="of:=SUM([.C212:.H212])" office:value-type="float" office:value="20" calcext:value-type="float">
            <text:p>2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2" calcext:value-type="date">
            <text:p>Mo 12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3" table:formula="of:=SUM([.C213:.H213])" office:value-type="float" office:value="59" calcext:value-type="float">
            <text:p>5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3" calcext:value-type="date">
            <text:p>Di 13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3" table:formula="of:=SUM([.C214:.H214])" office:value-type="float" office:value="30" calcext:value-type="float">
            <text:p>3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3" calcext:value-type="date">
            <text:p>Di 13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number-columns-repeated="2"/>
          <table:table-cell table:style-name="ce13" table:formula="of:=SUM([.C215:.H215])" office:value-type="float" office:value="68" calcext:value-type="float">
            <text:p>6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4" calcext:value-type="date">
            <text:p>Mi 14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number-columns-repeated="3"/>
          <table:table-cell table:style-name="ce13" table:formula="of:=SUM([.C216:.H216])" office:value-type="float" office:value="19" calcext:value-type="float">
            <text:p>1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4" calcext:value-type="date">
            <text:p>Mi 14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3"/>
          <table:table-cell table:style-name="ce13" table:formula="of:=SUM([.C217:.H217])" office:value-type="float" office:value="54" calcext:value-type="float">
            <text:p>5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5" calcext:value-type="date">
            <text:p>Do 15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number-columns-repeated="3"/>
          <table:table-cell table:style-name="ce13" table:formula="of:=SUM([.C218:.H218])" office:value-type="float" office:value="26" calcext:value-type="float">
            <text:p>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5" calcext:value-type="date">
            <text:p>Do 15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number-columns-repeated="3"/>
          <table:table-cell table:style-name="ce13" table:formula="of:=SUM([.C219:.H219])" office:value-type="float" office:value="59" calcext:value-type="float">
            <text:p>5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6" calcext:value-type="date">
            <text:p>Fr 16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number-columns-repeated="3"/>
          <table:table-cell table:style-name="ce13" table:formula="of:=SUM([.C220:.H220])" office:value-type="float" office:value="27" calcext:value-type="float">
            <text:p>2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6" calcext:value-type="date">
            <text:p>Fr 16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number-columns-repeated="3"/>
          <table:table-cell table:style-name="ce13" table:formula="of:=SUM([.C221:.H221])" office:value-type="float" office:value="63" calcext:value-type="float">
            <text:p>6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4 Anrufe</text:p>
          </table:table-cell>
          <table:table-cell table:number-columns-repeated="8"/>
          <table:table-cell table:formula="of:=SUM([.I213];[.I215];[.I217];[.I219];[.I221])" office:value-type="float" office:value="303" calcext:value-type="float">
            <text:p>30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4 Termine</text:p>
          </table:table-cell>
          <table:table-cell table:number-columns-repeated="9"/>
          <table:table-cell table:formula="of:=SUM([.I212];[.I214];[.I216];[.I218];[.I220])" office:value-type="float" office:value="122" calcext:value-type="float">
            <text:p>122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6-19" calcext:value-type="date">
            <text:p>Mo 19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number-columns-repeated="3"/>
          <table:table-cell table:style-name="ce13" table:formula="of:=SUM([.C226:.H226])" office:value-type="float" office:value="10" calcext:value-type="float">
            <text:p>1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19" calcext:value-type="date">
            <text:p>Mo 19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number-columns-repeated="3"/>
          <table:table-cell table:style-name="ce13" table:formula="of:=SUM([.C227:.H227])" office:value-type="float" office:value="35" calcext:value-type="float">
            <text:p>3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0" calcext:value-type="date">
            <text:p>Di 20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number-columns-repeated="3"/>
          <table:table-cell table:style-name="ce13" table:formula="of:=SUM([.C228:.H228])" office:value-type="float" office:value="23" calcext:value-type="float">
            <text:p>2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0" calcext:value-type="date">
            <text:p>Di 20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number-columns-repeated="3"/>
          <table:table-cell table:style-name="ce13" table:formula="of:=SUM([.C229:.H229])" office:value-type="float" office:value="52" calcext:value-type="float">
            <text:p>5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1" calcext:value-type="date">
            <text:p>Mi 21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number-columns-repeated="3"/>
          <table:table-cell table:style-name="ce13" table:formula="of:=SUM([.C230:.H230])" office:value-type="float" office:value="28" calcext:value-type="float">
            <text:p>2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1" calcext:value-type="date">
            <text:p>Mi 21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0" calcext:value-type="float">
            <text:p>50</text:p>
          </table:table-cell>
          <table:table-cell table:style-name="ce10" table:number-columns-repeated="3"/>
          <table:table-cell table:style-name="ce13" table:formula="of:=SUM([.C231:.H231])" office:value-type="float" office:value="72" calcext:value-type="float">
            <text:p>7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2" calcext:value-type="date">
            <text:p>Do 22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3"/>
          <table:table-cell table:style-name="ce13" table:formula="of:=SUM([.C232:.H232])" office:value-type="float" office:value="13" calcext:value-type="float">
            <text:p>1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2" calcext:value-type="date">
            <text:p>Do 22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number-columns-repeated="3"/>
          <table:table-cell table:style-name="ce13" table:formula="of:=SUM([.C233:.H233])" office:value-type="float" office:value="36" calcext:value-type="float">
            <text:p>3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3" calcext:value-type="date">
            <text:p>Fr 23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number-columns-repeated="3"/>
          <table:table-cell table:style-name="ce13" table:formula="of:=SUM([.C234:.H234])" office:value-type="float" office:value="8" calcext:value-type="float">
            <text:p>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3" calcext:value-type="date">
            <text:p>Fr 23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3"/>
          <table:table-cell table:style-name="ce13" table:formula="of:=SUM([.C235:.H235])" office:value-type="float" office:value="23" calcext:value-type="float">
            <text:p>2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5 Anrufe</text:p>
          </table:table-cell>
          <table:table-cell table:number-columns-repeated="8"/>
          <table:table-cell table:formula="of:=SUM([.I227];[.I229];[.I231];[.I233];[.I235])" office:value-type="float" office:value="218" calcext:value-type="float">
            <text:p>21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5 Termine</text:p>
          </table:table-cell>
          <table:table-cell table:number-columns-repeated="9"/>
          <table:table-cell table:formula="of:=SUM([.I226];[.I228];[.I230];[.I232];[.I234])" office:value-type="float" office:value="82" calcext:value-type="float">
            <text:p>82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6-26" calcext:value-type="date">
            <text:p>Mo 26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3" table:formula="of:=SUM([.C240:.H240])" office:value-type="float" office:value="6" calcext:value-type="float">
            <text:p>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6" calcext:value-type="date">
            <text:p>Mo 26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13" table:formula="of:=SUM([.C241:.H241])" office:value-type="float" office:value="13" calcext:value-type="float">
            <text:p>1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7" calcext:value-type="date">
            <text:p>Di 27.06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3" table:formula="of:=SUM([.C242:.H242])" office:value-type="float" office:value="4" calcext:value-type="float">
            <text:p>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7" calcext:value-type="date">
            <text:p>Di 27.06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number-columns-repeated="3"/>
          <table:table-cell table:style-name="ce13" table:formula="of:=SUM([.C243:.H243])" office:value-type="float" office:value="11" calcext:value-type="float">
            <text:p>1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8" calcext:value-type="date">
            <text:p>Mi 28.06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number-columns-repeated="3"/>
          <table:table-cell table:style-name="ce13" table:formula="of:=SUM([.C244:.H244])" office:value-type="float" office:value="15" calcext:value-type="float">
            <text:p>1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8" calcext:value-type="date">
            <text:p>Mi 28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number-columns-repeated="3"/>
          <table:table-cell table:style-name="ce13" table:formula="of:=SUM([.C245:.H245])" office:value-type="float" office:value="22" calcext:value-type="float">
            <text:p>2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9" calcext:value-type="date">
            <text:p>Do 29.06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number-columns-repeated="3"/>
          <table:table-cell table:style-name="ce13" table:formula="of:=SUM([.C246:.H246])" office:value-type="float" office:value="14" calcext:value-type="float">
            <text:p>1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29" calcext:value-type="date">
            <text:p>Do 29.06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number-columns-repeated="3"/>
          <table:table-cell table:style-name="ce13" table:formula="of:=SUM([.C247:.H247])" office:value-type="float" office:value="21" calcext:value-type="float">
            <text:p>2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30" calcext:value-type="date">
            <text:p>Fr 30.06.17</text:p>
          </table:table-cell>
          <table:table-cell table:style-name="ce7" office:value-type="string" calcext:value-type="string">
            <text:p>Termin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table:number-columns-repeated="3"/>
          <table:table-cell table:style-name="ce13" table:formula="of:=SUM([.C248:.H248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6-30" calcext:value-type="date">
            <text:p>Fr 30.06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3" table:formula="of:=SUM([.C249:.H249])" office:value-type="float" office:value="7" calcext:value-type="float">
            <text:p>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6 Anrufe</text:p>
          </table:table-cell>
          <table:table-cell table:number-columns-repeated="8"/>
          <table:table-cell table:formula="of:=SUM([.I241];[.I243];[.I245];[.I247];[.I249])" office:value-type="float" office:value="74" calcext:value-type="float">
            <text:p>7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6 Termine</text:p>
          </table:table-cell>
          <table:table-cell table:number-columns-repeated="9"/>
          <table:table-cell table:formula="of:=SUM([.I240];[.I242];[.I244];[.I246];[.I248])" office:value-type="float" office:value="39" calcext:value-type="float">
            <text:p>39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03" calcext:value-type="date">
            <text:p>Mo 03.07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13" table:formula="of:=SUM([.C254:.H254])" office:value-type="float" office:value="13" calcext:value-type="float">
            <text:p>1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3" calcext:value-type="date">
            <text:p>Mo 03.07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3" table:formula="of:=SUM([.C255:.H255])" office:value-type="float" office:value="19" calcext:value-type="float">
            <text:p>1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4" calcext:value-type="date">
            <text:p>Di 04.07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3" table:formula="of:=SUM([.C256:.H256])" office:value-type="float" office:value="14" calcext:value-type="float">
            <text:p>1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4" calcext:value-type="date">
            <text:p>Di 04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3" table:formula="of:=SUM([.C257:.H257])" office:value-type="float" office:value="39" calcext:value-type="float">
            <text:p>3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5" calcext:value-type="date">
            <text:p>Mi 05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SUM([.C258:.H258])" office:value-type="float" office:value="25" calcext:value-type="float">
            <text:p>2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5" calcext:value-type="date">
            <text:p>Mi 05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3" table:formula="of:=SUM([.C259:.H259])" office:value-type="float" office:value="62" calcext:value-type="float">
            <text:p>6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6" calcext:value-type="date">
            <text:p>Do 06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3" table:formula="of:=SUM([.C260:.H260])" office:value-type="float" office:value="22" calcext:value-type="float">
            <text:p>2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6" calcext:value-type="date">
            <text:p>Do 06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3" table:formula="of:=SUM([.C261:.H261])" office:value-type="float" office:value="55" calcext:value-type="float">
            <text:p>5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7" calcext:value-type="date">
            <text:p>Fr 07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3" table:formula="of:=SUM([.C262:.H262])" office:value-type="float" office:value="25" calcext:value-type="float">
            <text:p>2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07" calcext:value-type="date">
            <text:p>Fr 07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3" table:formula="of:=SUM([.C263:.H263])" office:value-type="float" office:value="44" calcext:value-type="float">
            <text:p>4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7 Anrufe</text:p>
          </table:table-cell>
          <table:table-cell table:number-columns-repeated="8"/>
          <table:table-cell table:formula="of:=SUM([.I255];[.I257];[.I259];[.I261];[.I263])" office:value-type="float" office:value="219" calcext:value-type="float">
            <text:p>21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7 Termine</text:p>
          </table:table-cell>
          <table:table-cell table:number-columns-repeated="9"/>
          <table:table-cell table:formula="of:=SUM([.I254];[.I256];[.I258];[.I260];[.I262])" office:value-type="float" office:value="99" calcext:value-type="float">
            <text:p>99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10" calcext:value-type="date">
            <text:p>Mo 10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268:.H268])" office:value-type="float" office:value="37" calcext:value-type="float">
            <text:p>3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0" calcext:value-type="date">
            <text:p>Mo 10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" calcext:value-type="float">
            <text:p>3</text:p>
          </table:table-cell>
          <table:table-cell table:style-name="ce13" table:formula="of:=SUM([.C269:.H269])" office:value-type="float" office:value="81" calcext:value-type="float">
            <text:p>8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1" calcext:value-type="date">
            <text:p>Di 11.07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11"/>
          <table:table-cell table:style-name="ce11" office:value-type="float" office:value="19" calcext:value-type="float">
            <text:p>19</text:p>
          </table:table-cell>
          <table:table-cell table:style-name="ce11"/>
          <table:table-cell table:style-name="ce13" table:formula="of:=SUM([.C270:.H270])" office:value-type="float" office:value="38" calcext:value-type="float">
            <text:p>3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1" calcext:value-type="date">
            <text:p>Di 11.07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3" table:formula="of:=SUM([.C271:.H271])" office:value-type="float" office:value="75" calcext:value-type="float">
            <text:p>75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2" calcext:value-type="date">
            <text:p>Mi 12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SUM([.C272:.H272])" office:value-type="float" office:value="44" calcext:value-type="float">
            <text:p>4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2" calcext:value-type="date">
            <text:p>Mi 12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" calcext:value-type="float">
            <text:p>5</text:p>
          </table:table-cell>
          <table:table-cell table:style-name="ce13" table:formula="of:=SUM([.C273:.H273])" office:value-type="float" office:value="110" calcext:value-type="float">
            <text:p>11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3" calcext:value-type="date">
            <text:p>Do 13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3" table:formula="of:=SUM([.C274:.H274])" office:value-type="float" office:value="29" calcext:value-type="float">
            <text:p>2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3" calcext:value-type="date">
            <text:p>Do 13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3" table:formula="of:=SUM([.C275:.H275])" office:value-type="float" office:value="63" calcext:value-type="float">
            <text:p>6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4" calcext:value-type="date">
            <text:p>Fr 14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1" calcext:value-type="float">
            <text:p>21</text:p>
          </table:table-cell>
          <table:table-cell table:style-name="ce13" table:formula="of:=SUM([.C276:.H276])" office:value-type="float" office:value="46" calcext:value-type="float">
            <text:p>4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4" calcext:value-type="date">
            <text:p>Fr 14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4" calcext:value-type="float">
            <text:p>34</text:p>
          </table:table-cell>
          <table:table-cell table:style-name="ce13" table:formula="of:=SUM([.C277:.H277])" office:value-type="float" office:value="104" calcext:value-type="float">
            <text:p>10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8 Anrufe</text:p>
          </table:table-cell>
          <table:table-cell table:number-columns-repeated="8"/>
          <table:table-cell table:formula="of:=SUM([.I269];[.I271];[.I273];[.I275];[.I277])" office:value-type="float" office:value="433" calcext:value-type="float">
            <text:p>43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8 Termine</text:p>
          </table:table-cell>
          <table:table-cell table:number-columns-repeated="9"/>
          <table:table-cell table:formula="of:=SUM([.I268];[.I270];[.I272];[.I274];[.I276])" office:value-type="float" office:value="194" calcext:value-type="float">
            <text:p>194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17" calcext:value-type="date">
            <text:p>Mo 17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282:.H282])" office:value-type="float" office:value="38" calcext:value-type="float">
            <text:p>3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7" calcext:value-type="date">
            <text:p>Mo 17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283:.H283])" office:value-type="float" office:value="77" calcext:value-type="float">
            <text:p>7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8" calcext:value-type="date">
            <text:p>Di 18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284:.H284])" office:value-type="float" office:value="41" calcext:value-type="float">
            <text:p>4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8" calcext:value-type="date">
            <text:p>Di 18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285:.H285])" office:value-type="float" office:value="83" calcext:value-type="float">
            <text:p>8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9" calcext:value-type="date">
            <text:p>Mi 19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286:.H286])" office:value-type="float" office:value="32" calcext:value-type="float">
            <text:p>3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19" calcext:value-type="date">
            <text:p>Mi 19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287:.H287])" office:value-type="float" office:value="59" calcext:value-type="float">
            <text:p>5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0" calcext:value-type="date">
            <text:p>Do 20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288:.H288])" office:value-type="float" office:value="39" calcext:value-type="float">
            <text:p>3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0" calcext:value-type="date">
            <text:p>Do 20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289:.H289])" office:value-type="float" office:value="93" calcext:value-type="float">
            <text:p>9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1" calcext:value-type="date">
            <text:p>Fr 21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290:.H290])" office:value-type="float" office:value="41" calcext:value-type="float">
            <text:p>4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1" calcext:value-type="date">
            <text:p>Fr 21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291:.H291])" office:value-type="float" office:value="104" calcext:value-type="float">
            <text:p>104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29 Anrufe</text:p>
          </table:table-cell>
          <table:table-cell table:number-columns-repeated="8"/>
          <table:table-cell table:formula="of:=SUM([.I283];[.I285];[.I287];[.I289];[.I291])" office:value-type="float" office:value="416" calcext:value-type="float">
            <text:p>416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29 Termine</text:p>
          </table:table-cell>
          <table:table-cell table:number-columns-repeated="9"/>
          <table:table-cell table:formula="of:=SUM([.I282];[.I284];[.I286];[.I288];[.I290])" office:value-type="float" office:value="191" calcext:value-type="float">
            <text:p>191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24" calcext:value-type="date">
            <text:p>Mo 24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3" table:formula="of:=SUM([.C296:.H296])" office:value-type="float" office:value="28" calcext:value-type="float">
            <text:p>28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4" calcext:value-type="date">
            <text:p>Mo 24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9" calcext:value-type="float">
            <text:p>19</text:p>
          </table:table-cell>
          <table:table-cell table:style-name="ce13" table:formula="of:=SUM([.C297:.H297])" office:value-type="float" office:value="63" calcext:value-type="float">
            <text:p>6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5" calcext:value-type="date">
            <text:p>Di 25.07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SUM([.C298:.H298])" office:value-type="float" office:value="21" calcext:value-type="float">
            <text:p>2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5" calcext:value-type="date">
            <text:p>Di 25.07.17</text:p>
          </table:table-cell>
          <table:table-cell table:style-name="ce1" office:value-type="string" calcext:value-type="string">
            <text:p>Anruf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C299:.H299])" office:value-type="float" office:value="33" calcext:value-type="float">
            <text:p>33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6" calcext:value-type="date">
            <text:p>Mi 26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SUM([.C300:.H300])" office:value-type="float" office:value="29" calcext:value-type="float">
            <text:p>2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6" calcext:value-type="date">
            <text:p>Mi 26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2" calcext:value-type="float">
            <text:p>22</text:p>
          </table:table-cell>
          <table:table-cell table:style-name="ce13" table:formula="of:=SUM([.C301:.H301])" office:value-type="float" office:value="72" calcext:value-type="float">
            <text:p>7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7" calcext:value-type="date">
            <text:p>Do 27.07.17</text:p>
          </table:table-cell>
          <table:table-cell table:style-name="ce7" office:value-type="string" calcext:value-type="string">
            <text:p>Termin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formula="of:=SUM([.C302:.H302])" office:value-type="float" office:value="22" calcext:value-type="float">
            <text:p>2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7" calcext:value-type="date">
            <text:p>Do 27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1" calcext:value-type="float">
            <text:p>21</text:p>
          </table:table-cell>
          <table:table-cell table:style-name="ce13" table:formula="of:=SUM([.C303:.H303])" office:value-type="float" office:value="61" calcext:value-type="float">
            <text:p>6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8" calcext:value-type="date">
            <text:p>Fr 28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SUM([.C304:.H304])" office:value-type="float" office:value="17" calcext:value-type="float">
            <text:p>1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8" calcext:value-type="date">
            <text:p>Fr 28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3" table:formula="of:=SUM([.C305:.H305])" office:value-type="float" office:value="59" calcext:value-type="float">
            <text:p>5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29" calcext:value-type="date">
            <text:p>Sa 29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table:formula="of:=SUM([.C306:.H306])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style-name="ce2" office:value-type="date" office:date-value="2017-07-29" calcext:value-type="date">
            <text:p>Sa 29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C307:.H307])" office:value-type="float" office:value="24" calcext:value-type="float">
            <text:p>24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XX Anrufe</text:p>
          </table:table-cell>
          <table:table-cell table:number-columns-repeated="8"/>
          <table:table-cell table:formula="of:=SUM([.I297];[.I299];[.I301];[.I303];[.I305];[.I307])" office:value-type="float" office:value="312" calcext:value-type="float">
            <text:p>31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XX Termine</text:p>
          </table:table-cell>
          <table:table-cell table:number-columns-repeated="9"/>
          <table:table-cell table:formula="of:=SUM([.I296];[.I298];[.I300];[.I302];[.I304];[.I306])" office:value-type="float" office:value="123" calcext:value-type="float">
            <text:p>123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SUM([.C312:.H312])" office:value-type="float" office:value="26" calcext:value-type="float">
            <text:p>2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" calcext:value-type="float">
            <text:p>14</text:p>
          </table:table-cell>
          <table:table-cell table:style-name="ce13" table:formula="of:=SUM([.C313:.H313])" office:value-type="float" office:value="57" calcext:value-type="float">
            <text:p>5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SUM([.C314:.H314])" office:value-type="float" office:value="31" calcext:value-type="float">
            <text:p>3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9" calcext:value-type="float">
            <text:p>29</text:p>
          </table:table-cell>
          <table:table-cell table:style-name="ce13" table:formula="of:=SUM([.C315:.H315])" office:value-type="float" office:value="86" calcext:value-type="float">
            <text:p>86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SUM([.C316:.H316])" office:value-type="float" office:value="17" calcext:value-type="float">
            <text:p>1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6" calcext:value-type="float">
            <text:p>6</text:p>
          </table:table-cell>
          <table:table-cell table:style-name="ce13" table:formula="of:=SUM([.C317:.H317])" office:value-type="float" office:value="39" calcext:value-type="float">
            <text:p>39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formula="of:=SUM([.C318:.H318])" office:value-type="float" office:value="31" calcext:value-type="float">
            <text:p>31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2" calcext:value-type="float">
            <text:p>22</text:p>
          </table:table-cell>
          <table:table-cell table:style-name="ce13" table:formula="of:=SUM([.C319:.H319])" office:value-type="float" office:value="77" calcext:value-type="float">
            <text:p>7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7" office:value-type="string" calcext:value-type="string">
            <text:p>Termin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SUM([.C320:.H320])" office:value-type="float" office:value="17" calcext:value-type="float">
            <text:p>17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1" office:value-type="string" calcext:value-type="string">
            <text:p>Anruf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table-cell table:style-name="ce13" table:formula="of:=SUM([.C321:.H321])" office:value-type="float" office:value="62" calcext:value-type="float">
            <text:p>62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22:.H322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23:.H323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XX Anrufe</text:p>
          </table:table-cell>
          <table:table-cell table:number-columns-repeated="8"/>
          <table:table-cell table:formula="of:=SUM([.I313];[.I315];[.I317];[.I319];[.I321];[.I323])" office:value-type="float" office:value="321" calcext:value-type="float">
            <text:p>32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XX Termine</text:p>
          </table:table-cell>
          <table:table-cell table:number-columns-repeated="9"/>
          <table:table-cell table:formula="of:=SUM([.I312];[.I314];[.I316];[.I318];[.I320];[.I322])" office:value-type="float" office:value="122" calcext:value-type="float">
            <text:p>122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28:.H328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29:.H329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30:.H330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31:.H331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32:.H332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33:.H333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34:.H334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35:.H335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36:.H336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37:.H337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38:.H338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39:.H339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XX Anrufe</text:p>
          </table:table-cell>
          <table:table-cell table:number-columns-repeated="8"/>
          <table:table-cell table:formula="of:=SUM([.I329];[.I331];[.I333];[.I335];[.I337];[.I339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XX Termine</text:p>
          </table:table-cell>
          <table:table-cell table:number-columns-repeated="9"/>
          <table:table-cell table:formula="of:=SUM([.I328];[.I330];[.I332];[.I334];[.I336];[.I338]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44:.H344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45:.H345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46:.H346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47:.H347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48:.H348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49:.H349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50:.H350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51:.H351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52:.H352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53:.H353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54:.H354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55:.H355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XX Anrufe</text:p>
          </table:table-cell>
          <table:table-cell table:number-columns-repeated="8"/>
          <table:table-cell table:formula="of:=SUM([.I345];[.I347];[.I349];[.I351];[.I353];[.I355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XX Termine</text:p>
          </table:table-cell>
          <table:table-cell table:number-columns-repeated="9"/>
          <table:table-cell table:formula="of:=SUM([.I344];[.I346];[.I348];[.I350];[.I352];[.I354]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60:.H360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61:.H361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62:.H362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63:.H363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64:.H364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65:.H365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66:.H366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67:.H367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68:.H368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69:.H369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70:.H370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71:.H371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XX Anrufe</text:p>
          </table:table-cell>
          <table:table-cell table:number-columns-repeated="8"/>
          <table:table-cell table:formula="of:=SUM([.I361];[.I363];[.I365];[.I367];[.I369];[.I371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XX Termine</text:p>
          </table:table-cell>
          <table:table-cell table:number-columns-repeated="9"/>
          <table:table-cell table:formula="of:=SUM([.I360];[.I362];[.I364];[.I366];[.I368];[.I370]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76:.H376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7-31" calcext:value-type="date">
            <text:p>Mo 31.07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77:.H377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78:.H378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1" calcext:value-type="date">
            <text:p>Di 01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79:.H379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80:.H380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2" calcext:value-type="date">
            <text:p>Mi 02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81:.H381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82:.H382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3" calcext:value-type="date">
            <text:p>Do 03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83:.H383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84:.H384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4" calcext:value-type="date">
            <text:p>Fr 04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85:.H385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7" office:value-type="string" calcext:value-type="string">
            <text:p>Termin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table:formula="of:=SUM([.C386:.H386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style-name="ce2" office:value-type="date" office:date-value="2017-08-05" calcext:value-type="date">
            <text:p>Sa 05.08.17</text:p>
          </table:table-cell>
          <table:table-cell table:style-name="ce1" office:value-type="string" calcext:value-type="string">
            <text:p>Anruf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3" table:formula="of:=SUM([.C387:.H387])" office:value-type="float" office:value="0" calcext:value-type="float">
            <text:p>0</text:p>
          </table:table-cell>
          <table:table-cell table:style-name="ce13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umme KW XX Anrufe</text:p>
          </table:table-cell>
          <table:table-cell table:number-columns-repeated="8"/>
          <table:table-cell table:formula="of:=SUM([.I377];[.I379];[.I381];[.I383];[.I385];[.I387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e KW XX Termine</text:p>
          </table:table-cell>
          <table:table-cell table:number-columns-repeated="9"/>
          <table:table-cell table:formula="of:=SUM([.I376];[.I378];[.I380];[.I382];[.I384];[.I386])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1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.00.0000</text:date>, <text:time style:data-style-name="N2" text:time-value="20:14:28.2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1DT3H42M23S</meta:editing-duration>
    <meta:editing-cycles>92</meta:editing-cycles>
    <meta:generator>LibreOffice/5.2.5.1$Windows_x86 LibreOffice_project/0312e1a284a7d50ca85a365c316c7abbf20a4d22</meta:generator>
    <dc:date>2017-08-04T20:17:36.120000000</dc:date>
    <meta:document-statistic meta:table-count="3" meta:cell-count="2055" meta:object-count="1"/>
    <meta:user-defined meta:name="Info 1"/>
    <meta:user-defined meta:name="Info 2"/>
    <meta:user-defined meta:name="Info 3"/>
    <meta:user-defined meta:name="Info 4"/>
  </office:meta>
</office:document-meta>
</file>